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text-properties fo:color="#000000" loext:opacity="100%" fo:font-size="10pt" style:font-size-asian="10pt" style:font-size-complex="10pt"/>
    </style:style>
    <style:style style:name="P3" style:family="paragraph" style:parent-style-name="Preformatted_20_Text">
      <style:text-properties fo:color="#000000" loext:opacity="100%" style:font-name="Liberation Mono" fo:font-size="10pt" style:font-size-asian="10pt" style:font-size-complex="10pt"/>
    </style:style>
    <style:style style:name="P4" style:family="paragraph" style:parent-style-name="Standard">
      <style:paragraph-properties fo:text-align="center" style:justify-single-word="false"/>
      <style:text-properties fo:font-size="20pt" officeooo:rsid="0011d5b7" officeooo:paragraph-rsid="0011d5b7" style:font-size-asian="17.5pt" style:font-size-complex="20pt"/>
    </style:style>
    <style:style style:name="P5" style:family="paragraph" style:parent-style-name="Standard">
      <style:paragraph-properties fo:text-align="center" style:justify-single-word="false"/>
      <style:text-properties fo:font-size="10pt" officeooo:rsid="00142613" officeooo:paragraph-rsid="00142613" style:font-size-asian="8.75pt" style:font-size-complex="10pt"/>
    </style:style>
    <style:style style:name="P6" style:family="paragraph" style:parent-style-name="Standard">
      <style:paragraph-properties fo:text-align="center" style:justify-single-word="false"/>
      <style:text-properties fo:font-size="10pt" officeooo:rsid="001503e8" officeooo:paragraph-rsid="001503e8" style:font-size-asian="8.75pt" style:font-size-complex="10pt"/>
    </style:style>
    <style:style style:name="P7"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16ffcb" style:font-size-asian="13.1000003814697pt" style:font-size-complex="15pt"/>
    </style:style>
    <style:style style:name="P8"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1d61d3" style:font-size-asian="13.1000003814697pt" style:font-size-complex="15pt"/>
    </style:style>
    <style:style style:name="P9"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1e9a65" style:font-size-asian="13.1000003814697pt" style:font-size-complex="15pt"/>
    </style:style>
    <style:style style:name="P10"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1f0a8a" style:font-size-asian="13.1000003814697pt" style:font-size-complex="15pt"/>
    </style:style>
    <style:style style:name="P11"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2083ab" style:font-size-asian="13.1000003814697pt" style:font-size-complex="15pt"/>
    </style:style>
    <style:style style:name="P12"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217bbe" style:font-size-asian="13.1000003814697pt" style:font-size-complex="15pt"/>
    </style:style>
    <style:style style:name="P13" style:family="paragraph" style:parent-style-name="Standard">
      <style:paragraph-properties fo:text-align="start" style:justify-single-word="false"/>
      <style:text-properties fo:color="#000000" loext:opacity="100%" fo:font-size="15pt" style:text-underline-style="none" officeooo:rsid="0016ffcb" officeooo:paragraph-rsid="001f0a8a" style:font-size-asian="13.1000003814697pt" style:font-size-complex="15pt"/>
    </style:style>
    <style:style style:name="P14" style:family="paragraph" style:parent-style-name="Standard">
      <style:paragraph-properties fo:text-align="start" style:justify-single-word="false"/>
      <style:text-properties fo:color="#000000" loext:opacity="100%" fo:font-size="15pt" style:text-underline-style="none" officeooo:rsid="002a2f4c" officeooo:paragraph-rsid="002a2f4c" style:font-size-asian="13.1000003814697pt" style:font-size-complex="15pt"/>
    </style:style>
    <style:style style:name="P15" style:family="paragraph" style:parent-style-name="Standard">
      <style:paragraph-properties fo:text-align="start" style:justify-single-word="false"/>
      <style:text-properties fo:color="#000000" loext:opacity="100%" fo:font-size="13pt" style:text-underline-style="none" officeooo:rsid="0016ffcb" officeooo:paragraph-rsid="0016ffcb" style:font-size-asian="11.3500003814697pt" style:font-size-complex="13pt"/>
    </style:style>
    <style:style style:name="P16" style:family="paragraph" style:parent-style-name="Standard">
      <style:paragraph-properties fo:text-align="start" style:justify-single-word="false"/>
      <style:text-properties fo:color="#000000" loext:opacity="100%" fo:font-size="13pt" style:text-underline-style="none" officeooo:rsid="0016ffcb" officeooo:paragraph-rsid="00217bbe" style:font-size-asian="11.3500003814697pt" style:font-size-complex="13pt"/>
    </style:style>
    <style:style style:name="P17" style:family="paragraph" style:parent-style-name="Standard">
      <style:paragraph-properties fo:text-align="start" style:justify-single-word="false"/>
      <style:text-properties fo:color="#000000" loext:opacity="100%" fo:font-size="13pt" style:text-underline-style="none" officeooo:rsid="0043d06f" officeooo:paragraph-rsid="0043d06f" style:font-size-asian="11.3500003814697pt" style:font-size-complex="13pt"/>
    </style:style>
    <style:style style:name="P18" style:family="paragraph" style:parent-style-name="Standard">
      <style:paragraph-properties fo:text-align="start" style:justify-single-word="false"/>
      <style:text-properties fo:color="#000000" loext:opacity="100%" fo:font-size="13pt" style:text-underline-style="none" officeooo:rsid="004cd23b" officeooo:paragraph-rsid="004cd23b" style:font-size-asian="11.3500003814697pt" style:font-size-complex="13pt"/>
    </style:style>
    <style:style style:name="P19" style:family="paragraph" style:parent-style-name="Text_20_body">
      <style:text-properties fo:color="#000000" loext:opacity="100%"/>
    </style:style>
    <style:style style:name="P20" style:family="paragraph" style:parent-style-name="Preformatted_20_Text">
      <style:text-properties style:font-name="Consolas" fo:font-size="10pt" fo:font-weight="normal" style:font-size-asian="10pt" style:font-size-complex="10pt"/>
    </style:style>
    <style:style style:name="P21" style:family="paragraph" style:parent-style-name="Preformatted_20_Text">
      <style:text-properties fo:color="#000000" loext:opacity="100%" style:font-name="Liberation Mono" fo:font-size="10pt" officeooo:rsid="003fcee0" style:font-size-asian="10pt" style:font-size-complex="10pt"/>
    </style:style>
    <style:style style:name="P22" style:family="paragraph" style:parent-style-name="Standard">
      <style:paragraph-properties fo:text-align="start" style:justify-single-word="false"/>
      <style:text-properties fo:color="#3465a4" loext:opacity="100%" fo:font-size="15pt" style:text-underline-style="none" officeooo:rsid="0016ffcb" officeooo:paragraph-rsid="001d61d3" style:font-size-asian="13.1000003814697pt" style:font-size-complex="15pt"/>
    </style:style>
    <style:style style:name="P23" style:family="paragraph" style:parent-style-name="Standard">
      <style:paragraph-properties fo:text-align="start" style:justify-single-word="false"/>
      <style:text-properties fo:color="#3465a4" loext:opacity="100%" fo:font-size="15pt" style:text-underline-style="solid" style:text-underline-width="auto" style:text-underline-color="font-color" officeooo:rsid="0016ffcb" officeooo:paragraph-rsid="001e9a65" style:font-size-asian="13.1000003814697pt" style:font-size-complex="15pt"/>
    </style:style>
    <style:style style:name="P24" style:family="paragraph" style:parent-style-name="Standard">
      <style:paragraph-properties fo:text-align="start" style:justify-single-word="false"/>
      <style:text-properties fo:color="#000000" loext:opacity="100%" fo:font-size="13pt" style:text-underline-style="none" officeooo:rsid="0024565a" officeooo:paragraph-rsid="001f0a8a" style:font-size-asian="11.3500003814697pt" style:font-size-complex="13pt"/>
    </style:style>
    <style:style style:name="P25" style:family="paragraph" style:parent-style-name="Standard">
      <style:paragraph-properties fo:text-align="start" style:justify-single-word="false"/>
      <style:text-properties fo:color="#000000" loext:opacity="100%" fo:font-size="13pt" style:text-underline-style="none" officeooo:rsid="0016ffcb" officeooo:paragraph-rsid="001e9a65" style:font-size-asian="11.3500003814697pt" style:font-size-complex="13pt"/>
    </style:style>
    <style:style style:name="P26" style:family="paragraph" style:parent-style-name="Standard">
      <style:paragraph-properties fo:text-align="start" style:justify-single-word="false"/>
      <style:text-properties fo:color="#000000" loext:opacity="100%" style:font-name="Liberation Mono" fo:font-size="10pt" style:text-underline-style="none" officeooo:rsid="0016ffcb" officeooo:paragraph-rsid="001e9a65" style:font-size-asian="8.75pt" style:font-size-complex="10pt"/>
    </style:style>
    <style:style style:name="P27" style:family="paragraph" style:parent-style-name="Text_20_body">
      <style:text-properties style:font-name="Liberation Serif" fo:font-size="13pt" fo:font-weight="normal" officeooo:rsid="003fcee0" style:font-size-asian="13pt" style:font-size-complex="13pt"/>
    </style:style>
    <style:style style:name="T1" style:family="text">
      <style:text-properties officeooo:rsid="001360e9"/>
    </style:style>
    <style:style style:name="T2" style:family="text">
      <style:text-properties officeooo:rsid="0017e259"/>
    </style:style>
    <style:style style:name="T3" style:family="text">
      <style:text-properties officeooo:rsid="001a6213"/>
    </style:style>
    <style:style style:name="T4" style:family="text">
      <style:text-properties officeooo:rsid="001ba822"/>
    </style:style>
    <style:style style:name="T5" style:family="text">
      <style:text-properties officeooo:rsid="001bc4c5"/>
    </style:style>
    <style:style style:name="T6" style:family="text">
      <style:text-properties officeooo:rsid="001d61d3"/>
    </style:style>
    <style:style style:name="T7" style:family="text">
      <style:text-properties officeooo:rsid="001e9a65"/>
    </style:style>
    <style:style style:name="T8" style:family="text">
      <style:text-properties officeooo:rsid="001f0a8a"/>
    </style:style>
    <style:style style:name="T9" style:family="text">
      <style:text-properties officeooo:rsid="0020d4d0"/>
    </style:style>
    <style:style style:name="T10" style:family="text">
      <style:text-properties officeooo:rsid="00217bbe"/>
    </style:style>
    <style:style style:name="T11" style:family="text">
      <style:text-properties fo:font-size="13pt" style:font-size-asian="11.3500003814697pt" style:font-size-complex="13pt"/>
    </style:style>
    <style:style style:name="T12" style:family="text">
      <style:text-properties fo:font-size="13pt" officeooo:rsid="002190e9" style:font-size-asian="11.3500003814697pt" style:font-size-complex="13pt"/>
    </style:style>
    <style:style style:name="T13" style:family="text">
      <style:text-properties fo:font-size="13pt" officeooo:rsid="00228027" style:font-size-asian="11.3500003814697pt" style:font-size-complex="13pt"/>
    </style:style>
    <style:style style:name="T14" style:family="text">
      <style:text-properties fo:font-size="13pt" officeooo:rsid="0024565a" style:font-size-asian="11.3500003814697pt" style:font-size-complex="13pt"/>
    </style:style>
    <style:style style:name="T15" style:family="text">
      <style:text-properties fo:font-size="13pt" officeooo:rsid="0029d8f2" style:font-size-asian="11.3500003814697pt" style:font-size-complex="13pt"/>
    </style:style>
    <style:style style:name="T16" style:family="text">
      <style:text-properties fo:font-size="13pt" officeooo:rsid="0029e4b3" style:font-size-asian="11.3500003814697pt" style:font-size-complex="13pt"/>
    </style:style>
    <style:style style:name="T17" style:family="text">
      <style:text-properties fo:font-size="13pt" officeooo:rsid="002b2b9d" style:font-size-asian="11.3500003814697pt" style:font-size-complex="13pt"/>
    </style:style>
    <style:style style:name="T18" style:family="text">
      <style:text-properties fo:font-size="13pt" officeooo:rsid="002ca4a9" style:font-size-asian="11.3500003814697pt" style:font-size-complex="13pt"/>
    </style:style>
    <style:style style:name="T19" style:family="text">
      <style:text-properties style:font-name="Consolas" fo:font-weight="normal"/>
    </style:style>
    <style:style style:name="T20" style:family="text">
      <style:text-properties style:font-name="Consolas" fo:font-weight="normal" officeooo:rsid="002d2b1f"/>
    </style:style>
    <style:style style:name="T21" style:family="text">
      <style:text-properties style:font-name="Consolas" fo:font-weight="normal" fo:background-color="#ffff00" loext:char-shading-value="0"/>
    </style:style>
    <style:style style:name="T22" style:family="text">
      <style:text-properties style:font-name="Consolas" fo:font-weight="normal" officeooo:rsid="0044f639"/>
    </style:style>
    <style:style style:name="T23" style:family="text">
      <style:text-properties officeooo:rsid="002ca4a9"/>
    </style:style>
    <style:style style:name="T24" style:family="text">
      <style:text-properties style:font-name="Liberation Serif" fo:font-size="13pt" fo:font-weight="normal" officeooo:rsid="002f1e07" style:font-size-asian="13pt" style:font-size-complex="13pt"/>
    </style:style>
    <style:style style:name="T25" style:family="text">
      <style:text-properties style:font-name="Liberation Serif" fo:font-size="13pt" fo:font-weight="normal" officeooo:rsid="0032570f" style:font-size-asian="13pt" style:font-size-complex="13pt"/>
    </style:style>
    <style:style style:name="T26" style:family="text">
      <style:text-properties style:font-name="Liberation Serif" fo:font-size="13pt" fo:font-weight="normal" officeooo:rsid="0033c620" style:font-size-asian="13pt" style:font-size-complex="13pt"/>
    </style:style>
    <style:style style:name="T27" style:family="text">
      <style:text-properties style:font-name="Liberation Serif" fo:font-size="13pt" fo:font-weight="normal" officeooo:rsid="00359da9" style:font-size-asian="13pt" style:font-size-complex="13pt"/>
    </style:style>
    <style:style style:name="T28" style:family="text">
      <style:text-properties style:font-name="Liberation Serif" fo:font-size="13pt" fo:font-weight="normal" officeooo:rsid="00379c23" style:font-size-asian="13pt" style:font-size-complex="13pt"/>
    </style:style>
    <style:style style:name="T29" style:family="text">
      <style:text-properties style:font-name="Liberation Serif" fo:font-size="13pt" fo:font-weight="normal" officeooo:rsid="003942b7" style:font-size-asian="13pt" style:font-size-complex="13pt"/>
    </style:style>
    <style:style style:name="T30" style:family="text">
      <style:text-properties style:font-name="Liberation Serif" fo:font-size="13pt" fo:font-weight="normal" officeooo:rsid="003954cf" style:font-size-asian="13pt" style:font-size-complex="13pt"/>
    </style:style>
    <style:style style:name="T31" style:family="text">
      <style:text-properties style:font-name="Liberation Serif" fo:font-size="13pt" fo:font-weight="normal" officeooo:rsid="003aab0e" style:font-size-asian="13pt" style:font-size-complex="13pt"/>
    </style:style>
    <style:style style:name="T32" style:family="text">
      <style:text-properties style:font-name="Liberation Serif" fo:font-size="13pt" fo:font-weight="normal" officeooo:rsid="003c3546" style:font-size-asian="13pt" style:font-size-complex="13pt"/>
    </style:style>
    <style:style style:name="T33" style:family="text">
      <style:text-properties style:font-name="Liberation Serif" fo:font-size="13pt" fo:font-weight="normal" officeooo:rsid="003cfa3f" style:font-size-asian="13pt" style:font-size-complex="13pt"/>
    </style:style>
    <style:style style:name="T34" style:family="text">
      <style:text-properties style:font-name="Liberation Serif" fo:font-size="13pt" fo:font-weight="normal" officeooo:rsid="003d36b4" style:font-size-asian="13pt" style:font-size-complex="13pt"/>
    </style:style>
    <style:style style:name="T35" style:family="text">
      <style:text-properties style:font-name="Liberation Serif" fo:font-size="13pt" fo:font-weight="normal" officeooo:rsid="003ec049" style:font-size-asian="13pt" style:font-size-complex="13pt"/>
    </style:style>
    <style:style style:name="T36" style:family="text">
      <style:text-properties style:font-name="Liberation Serif" fo:font-size="13pt" fo:font-weight="normal" officeooo:rsid="003fcee0" style:font-size-asian="13pt" style:font-size-complex="13pt"/>
    </style:style>
    <style:style style:name="T37" style:family="text">
      <style:text-properties style:font-name="Liberation Serif" fo:font-size="13pt" officeooo:rsid="00410c2b" style:font-size-asian="11.3500003814697pt" style:font-size-complex="13pt"/>
    </style:style>
    <style:style style:name="T38" style:family="text">
      <style:text-properties officeooo:rsid="00442a6f"/>
    </style:style>
    <style:style style:name="T39" style:family="text">
      <style:text-properties officeooo:rsid="004ac8f0"/>
    </style:style>
    <style:style style:name="T40" style:family="text">
      <style:text-properties officeooo:rsid="004b244a"/>
    </style:style>
    <style:style style:name="T41" style:family="text">
      <style:text-properties style:font-name="Liberation Mono"/>
    </style:style>
    <style:style style:name="T42" style:family="text">
      <style:text-properties style:font-name="Liberation 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text:span text:style-name="T1">APPORT PROJET WEB</text:span></text:p>
      <text:p text:style-name="P5">BEAUJAULT Sarah, BOUALAPHA Sousada, FORTIN Lison</text:p>
      <text:p text:style-name="P6">IMAC 1</text:p>
      <text:p text:style-name="P6">Année 2023-2024</text:p>
      <text:p text:style-name="P6"/>
      <text:p text:style-name="P7">Introduction :</text:p>
      <text:p text:style-name="P15"/>
      <text:p text:style-name="P15"><text:tab/><text:span text:style-name="T2">Nous avons choisi une API concernant le studio Ghibli. Vous pouvez y accéder à partir de ce lien : ‘</text:span><text:a xlink:type="simple" xlink:href="https://ghibliapi.dev/" text:style-name="Internet_20_link" text:visited-style-name="Visited_20_Internet_20_Link"><text:span text:style-name="T2">https://ghibliapi.dev/</text:span></text:a><text:span text:style-name="T2">#’. </text:span><text:span text:style-name="T3">Nous avons donc décidé </text:span><text:span text:style-name="T4">de faire une sorte de fan-site qui présente le studio ghibli. </text:span><text:span text:style-name="T5">Nous nous sommes séparé la création des pages.</text:span></text:p>
      <text:p text:style-name="P15"/>
      <text:p text:style-name="P8"><text:span text:style-name="T6">Page d’accueil</text:span> :</text:p>
      <text:p text:style-name="P22"/>
      <text:p text:style-name="P9"><text:span text:style-name="T7">Page de présentation de Hayao Miyazaki</text:span> :</text:p>
      <text:p text:style-name="P9"/>
      <text:p text:style-name="P25">Le Header et le footer sont les mêmes que pour la page d'accueil. Dans le bandeau qui présente la page avec l'id "titre", nous retrouvons le titre de la page "Hayao Miyazaki" avec l'id "nom" et le sous-titre avec l'énumération de ses activités. Ces informations sont dans l'Id "presentation". Nous pouvons aussi retrouver dans le bandeau le portrait de Miyazaki et sa signature avec la classe "miyazaki_portrait" placée à la droite de la page.</text:p>
      <text:p text:style-name="P9"/>
      <text:p text:style-name="P26">#titre {<text:line-break/> <text:s text:c="3"/>color: #65544A;<text:line-break/> <text:s text:c="3"/>background-color: #F0E2D0;<text:line-break/> <text:s text:c="3"/>text-align: center;<text:line-break/> <text:s text:c="3"/>border-top: solid;<text:line-break/> <text:s text:c="3"/>border-bottom: solid;<text:line-break/> <text:s text:c="3"/>border-color: #65544A;<text:line-break/> <text:s text:c="3"/>padding: 1%;<text:line-break/> <text:s text:c="3"/>overflow: hidden;<text:line-break/>}<text:line-break/><text:line-break/>#nom {<text:line-break/> <text:s text:c="3"/>font-family: 'Love Ya Like A Sister', 'sans-serif';<text:line-break/>}<text:line-break/><text:line-break/>#presentation {<text:line-break/> <text:s text:c="3"/>text-align: center;<text:line-break/>}<text:line-break/><text:line-break/>.miyazaki_portrait {<text:line-break/> <text:s text:c="3"/>float: right;<text:line-break/> <text:s text:c="3"/>margin-right: 10px;<text:line-break/>}<text:line-break/><text:line-break/>@media (max-width: 650px) {<text:line-break/> <text:s text:c="3"/>.miyazaki_portrait {<text:line-break/> <text:s text:c="7"/>float: none;<text:line-break/> <text:s text:c="7"/>margin-right: 0;<text:line-break/> <text:s text:c="7"/>margin-bottom: 10px;<text:line-break/> <text:s text:c="3"/>}<text:line-break/>}<text:line-break/></text:p>
      <text:p text:style-name="P9"/>
      <text:p text:style-name="P25"><text:soft-page-break/>Le premier paragraphe que nous retrouvons sur la page présente la vie de Miyazaki. Elle est dans une div avec la classe "text_bio". Suite à cette courte introduction à la vie de Miyazaki et à ses films les plus populaires, nous retrouvons un ensemble d'images avec la classe "pictures". Le code CSS permettant de rendre cette partie du site responsive est ci-dessous.<text:line-break/><text:line-break/><text:span text:style-name="T42">.pictures {<text:line-break/> <text:s text:c="3"/>display: flex;<text:line-break/> <text:s text:c="3"/>flex-wrap: wrap;<text:line-break/> <text:s text:c="3"/>justify-content: center;<text:line-break/> <text:s text:c="3"/>padding: 1vw;<text:line-break/>}<text:line-break/><text:line-break/>.pictures img {<text:line-break/> <text:s text:c="3"/>width: 15vw;<text:line-break/> <text:s text:c="3"/>object-fit: contain;<text:line-break/> <text:s text:c="3"/>margin: 1vw;<text:line-break/>}</text:span><text:line-break/><text:line-break/>Le second paragraphe se présente de la même manière que le précédent, dans une bulle. Pour ce faire, voici le CSS utilisé :<text:line-break/><text:line-break/><text:span text:style-name="T42">.text_bio,<text:line-break/>.text_otherWorks {<text:line-break/> <text:s text:c="3"/>text-align: justify;<text:line-break/> <text:s text:c="3"/>background-color: #F0E2D0;<text:line-break/> <text:s text:c="3"/>color: #65544A;<text:line-break/> <text:s text:c="3"/>border-radius: 30px;<text:line-break/> <text:s text:c="3"/>padding: 3vw;<text:line-break/> <text:s/>  margin: 2vw;<text:line-break/>}</text:span></text:p>
      <text:p text:style-name="P9"/>
      <text:p text:style-name="P10"><text:span text:style-name="T8">Page de présentation des films</text:span> :</text:p>
      <text:p text:style-name="P10"/>
      <text:p text:style-name="P13"><text:tab/><text:span text:style-name="T12">Le header utilisé est le même que dans toutes les autres pages. Il en est de même que pour le footer. </text:span></text:p>
      <text:p text:style-name="P13"><text:span text:style-name="T12"><text:tab/></text:span><text:span text:style-name="T13">Il faut savoir que le contenu de cette page dans le main, provient entièrement d’une requête à l’API. Ainsi, nous avons créé une div « titre » avec à l’intérieur un h2 avec le titre de la page. Cette div a une div sœur ayant un id « présentation » </text:span><text:span text:style-name="T14">avec le texte de présentation de la page.</text:span></text:p>
      <text:p text:style-name="P24"><text:tab/>Ces div sont stylisées avec du css comme bandeau : </text:p>
      <text:p text:style-name="Preformatted_20_Text">#titre {</text:p>
      <text:p text:style-name="Preformatted_20_Text"><text:tab/>color: #65544A;</text:p>
      <text:p text:style-name="Preformatted_20_Text"><text:tab/>background-color: #F0E2D0;</text:p>
      <text:p text:style-name="Preformatted_20_Text"><text:tab/>font-size: x-large;</text:p>
      <text:p text:style-name="Preformatted_20_Text"><text:tab/>border-top: solid;</text:p>
      <text:p text:style-name="Preformatted_20_Text"><text:tab/>border-bottom: solid;</text:p>
      <text:p text:style-name="Preformatted_20_Text"><text:tab/>border-color: #65544A;</text:p>
      <text:p text:style-name="Preformatted_20_Text"><text:tab/>margin-top: 2%;</text:p>
      <text:p text:style-name="Preformatted_20_Text"><text:tab/>padding: 1%;</text:p>
      <text:p text:style-name="Preformatted_20_Text">}</text:p>
      <text:p text:style-name="P19"/>
      <text:p text:style-name="P1">#titre h2 {</text:p>
      <text:p text:style-name="P20"><text:tab/>font-family: 'Love Ya Like A Sister', 'sans-serif';</text:p>
      <text:p text:style-name="P20"><text:tab/>display: flex;</text:p>
      <text:p text:style-name="P20"><text:tab/>flex-direction: row;</text:p>
      <text:p text:style-name="P20"><text:tab/>justify-content: center;</text:p>
      <text:p text:style-name="P1"><text:soft-page-break/>}</text:p>
      <text:p text:style-name="P13"><text:span text:style-name="T14"><text:tab/></text:span><text:span text:style-name="T15">Ce code permet d’avoir la bannière titre avec la taille ‘x-large’ et la police ‘Love Ya Like A Sister’. </text:span><text:span text:style-name="T16">Le flex ici permet de centrer ce même titre.</text:span></text:p>
      <text:p text:style-name="P14"><text:span text:style-name="T16">D</text:span><text:span text:style-name="T11">e même dans la div « présentation ».</text:span></text:p>
      <text:p text:style-name="P14"><text:span text:style-name="T11"><text:tab/></text:span><text:span text:style-name="T17">Puis nous avons créé une troisième div « contenant_films », dans lequel nous ferons apparaître les données de l’API grâce au javascript.</text:span></text:p>
      <text:p text:style-name="P14"><text:span text:style-name="T17"><text:tab/></text:span><text:span text:style-name="T18">Nous effectuons donc une requête grâce au ‘fetch’ :</text:span></text:p>
      <text:p text:style-name="P2"><text:span text:style-name="T23">fetch('https://ghibliapi.dev/films')</text:span><text:span text:style-name="T19">.then(response =&gt; response.json()).then(donnees =&gt; {</text:span><text:span text:style-name="T21">…</text:span><text:span text:style-name="T20">});</text:span></text:p>
      <text:p text:style-name="Text_20_body"><text:tab/><text:span text:style-name="T24">A l’intérieur du ‘{…}’ nous effectuons une boucle ‘</text:span><text:span text:style-name="T32">forEach()’</text:span><text:span text:style-name="T24"> pour afficher les différentes données reçues de l’API. </text:span><text:span text:style-name="T25">D’abord nous récupérons dans une variable la div vide « contenant_films », </text:span><text:span text:style-name="T26">puis nous ajoutons à l’intérieur avec ‘</text:span><text:span text:style-name="T35">createElement(‘div’)’ puis </text:span><text:span text:style-name="T26">‘.innerHTML’, </text:span><text:span text:style-name="T27">une image puis une div avec à l’intérieur les informations du film. Chaque titre de chaque donnée sera en h3, car </text:span><text:span text:style-name="T28">nous les considérons comme au même niveau. </text:span><text:span text:style-name="T29">Enfin, pour switcher régulièrement entre les différents sens (d’abord image puis div, ou l’inverse), nous initialisons une variable ‘let i = 0;’ </text:span><text:span text:style-name="T30">au dessus du fetch, et à chaque fois que</text:span><text:span text:style-name="T31"> nous parcourons </text:span><text:span text:style-name="T33">les données nous l’augmentons de 1. </text:span><text:span text:style-name="T34">Lorsque i est pair, un premier sens est donné, sinon c’est l’autre sens.</text:span></text:p>
      <text:p text:style-name="Text_20_body"><text:span text:style-name="T34"><text:tab/></text:span><text:span text:style-name="T36">Enfin, nous ajoutons dans notre div vide, les différentes div film que nous avons créées dans nos boucles :</text:span></text:p>
      <text:p text:style-name="P21">div_films.appendChild(new_film);</text:p>
      <text:p text:style-name="P3"/>
      <text:p text:style-name="P3"><text:tab/><text:span text:style-name="T37">Afin de mieux présenter ces nouveaux éléments on les appelles par leur id donnée dans javascript (en class), dans le css.</text:span></text:p>
      <text:p text:style-name="P27"/>
      <text:p text:style-name="P2"/>
      <text:p text:style-name="P10"/>
      <text:p text:style-name="P11"><text:span text:style-name="T9">Page de présentation des personnages</text:span> :</text:p>
      <text:p text:style-name="P11"/>
      <text:p text:style-name="P17"><text:tab/>Cette page a été créée en utilisant les même paramètres que pour la page de présentation des films ci-dessus. Cependant, dû à l’absence d’images dans l’API, il n’y en a donc pas et donc nous n’avons pas eu besoin de faire une boucle pour modifier l’ordre d’apparition des données.</text:p>
      <text:p text:style-name="P17"><text:tab/><text:span text:style-name="T38">Le fetch utilisé donne donc ceci :</text:span></text:p>
      <text:p text:style-name="P2">fetch('https://ghibliapi.dev/people')<text:span text:style-name="T19">.then(response =&gt; response.json()).then(donnees =&gt; {..</text:span><text:span text:style-name="T22">});</text:span></text:p>
      <text:p text:style-name="P2"/>
      <text:p text:style-name="P11"/>
      <text:p text:style-name="P12"><text:span text:style-name="T10">Conclusion</text:span> :</text:p>
      <text:p text:style-name="P12"/>
      <text:p text:style-name="P16"><text:tab/><text:span text:style-name="T39">Malgré les quelques difficultés rencontrés pour réalisé le responsive des pages, ces problèmes ont été </text:span><text:span text:style-name="T40">vite réglés grâce à notre travail d’équipe.</text:span></text:p>
      <text:p text:style-name="P18">Nous avons mis en commun notre palette de couleur pour chacune de nos pages, et nous avons fait en sorte que le design entre les pages reste cohéren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7T10:05:54.069000000</meta:creation-date>
    <dc:date>2023-12-09T16:27:44.930000000</dc:date>
    <meta:editing-duration>PT1H18M1S</meta:editing-duration>
    <meta:editing-cycles>64</meta:editing-cycles>
    <meta:generator>LibreOffice/7.1.0.3$Windows_X86_64 LibreOffice_project/f6099ecf3d29644b5008cc8f48f42f4a40986e4c</meta:generator>
    <meta:document-statistic meta:table-count="0" meta:image-count="0" meta:object-count="0" meta:page-count="3" meta:paragraph-count="47" meta:word-count="800" meta:character-count="5207" meta:non-whitespace-character-count="4285"/>
  </office:meta>
</office:document-meta>
</file>